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tento od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a Alejandra Vargas Torres</meta:initial-creator>
    <dc:creator>Maria Alejandra Vargas Torres</dc:creator>
    <meta:creation-date>2024-02-23T13:24:00Z</meta:creation-date>
    <dc:date>2024-02-23T13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